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officeooo:paragraph-rsid="00146b01"/>
    </style:style>
    <style:style style:name="P3" style:family="paragraph" style:parent-style-name="Standard">
      <style:text-properties style:font-name="Abyssinica SIL" officeooo:rsid="00146b01" officeooo:paragraph-rsid="00146b01"/>
    </style:style>
    <style:style style:name="P4" style:family="paragraph" style:parent-style-name="Standard">
      <style:text-properties style:font-name="Abyssinica SIL" officeooo:rsid="0014ad96" officeooo:paragraph-rsid="0014ad96"/>
    </style:style>
    <style:style style:name="P5" style:family="paragraph" style:parent-style-name="Standard">
      <style:text-properties style:font-name="Abyssinica SIL" fo:font-size="12pt" officeooo:rsid="0014ad96" officeooo:paragraph-rsid="0014ad96" style:font-size-asian="12pt" style:font-size-complex="12pt"/>
    </style:style>
    <style:style style:name="P6" style:family="paragraph" style:parent-style-name="Standard" style:list-style-name="L1">
      <style:text-properties style:font-name="Abyssinica SIL" fo:font-size="12pt" officeooo:rsid="0014ad96" officeooo:paragraph-rsid="0014ad96" style:font-size-asian="12pt" style:font-size-complex="12pt"/>
    </style:style>
    <style:style style:name="P7" style:family="paragraph" style:parent-style-name="Standard" style:list-style-name="L2">
      <style:text-properties style:font-name="Abyssinica SIL" fo:font-size="12pt" officeooo:rsid="0014ad96" officeooo:paragraph-rsid="0014ad96" style:font-size-asian="12pt" style:font-size-complex="12pt"/>
    </style:style>
    <style:style style:name="P8" style:family="paragraph" style:parent-style-name="Standard" style:list-style-name="L2">
      <style:text-properties style:font-name="Abyssinica SIL" fo:font-size="12pt" officeooo:rsid="0014ad96" officeooo:paragraph-rsid="00169594" style:font-size-asian="12pt" style:font-size-complex="12pt"/>
    </style:style>
    <style:style style:name="P9" style:family="paragraph" style:parent-style-name="Standard">
      <style:text-properties style:font-name="Abyssinica SIL" fo:font-size="12pt" style:text-underline-style="solid" style:text-underline-width="auto" style:text-underline-color="font-color" officeooo:rsid="0014ad96" officeooo:paragraph-rsid="0014ad96" style:font-size-asian="12pt" style:font-size-complex="12pt"/>
    </style:style>
    <style:style style:name="T1" style:family="text">
      <style:text-properties officeooo:rsid="00146b01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9.5pt"/>
    </style:style>
    <style:style style:name="T4" style:family="text">
      <style:text-properties style:font-name="sans-serif" fo:font-size="19.5pt" officeooo:rsid="0016a73b"/>
    </style:style>
    <style:style style:name="T5" style:family="text">
      <style:text-properties style:font-name="sans-serif" officeooo:rsid="0016a73b"/>
    </style:style>
    <style:style style:name="T6" style:family="text">
      <style:text-properties fo:font-size="19.5pt"/>
    </style:style>
    <style:style style:name="T7" style:family="text">
      <style:text-properties fo:font-size="19.5pt" fo:font-weight="bold" style:font-weight-asian="bold" style:font-weight-complex="bold"/>
    </style:style>
    <style:style style:name="T8" style:family="text">
      <style:text-properties fo:font-size="19.5pt" fo:font-weight="normal" style:font-weight-asian="normal" style:font-weight-complex="normal"/>
    </style:style>
    <style:style style:name="T9" style:family="text">
      <style:text-properties fo:font-size="19.5pt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9.5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16a7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) <text:span text:style-name="T1">O principala diferenta dintre un Latch si un bistabil D este ca un latch verifica</text:span></text:p>
      <text:p text:style-name="P3">constant input-ul si schimba output-ul mereu cand e o schimbare in input. Bistabilul</text:p>
      <text:p text:style-name="P3">verifica si el inputul constant, dar schimba output-ul in functie de semnalul de clock. </text:p>
      <text:p text:style-name="P3">Latch-ul este un multiplexor cu semnalul de selectie CLK, iar bistabilul poate fi vazut </text:p>
      <text:p text:style-name="P3">ca o combinatie intre un latch si un clock.</text:p>
      <text:p text:style-name="P1"/>
      <text:p text:style-name="P4"><text:span text:style-name="T11">Parametrii sincronizarii pentru circuite bistabile</text:span>:</text:p>
      <text:p text:style-name="P4"/>
      <text:list xml:id="list1607361376" text:style-name="L1">
        <text:list-item>
          <text:p text:style-name="P6">CQmin/ TCQmax:timpul de propagare a semnalului de la intrare la ieşire, în raport cu frontul semnalului de ceas.</text:p>
          <text:p text:style-name="P6"/>
        </text:list-item>
        <text:list-item>
          <text:p text:style-name="P6"><text:span text:style-name="T13">T</text:span>stabilire /setup /Tmentinere /hold: definesc fereastra din jurul frontului ceasului pe durata căreia data trebuie să fie stabilă, pentru a fi eşantionată corect.</text:p>
        </text:list-item>
      </text:list>
      <text:p text:style-name="P5"><text:span text:style-name="T3"/></text:p>
      <text:p text:style-name="P9">Parametrii sincronizarii pentru latch:</text:p>
      <text:p text:style-name="P9"/>
      <text:list xml:id="list3190110784" text:style-name="L2">
        <text:list-item>
          <text:p text:style-name="P7">TCQmin/TCQmax:timpul de propagare a semnalului de la intrare la ieşire atunci când semnalul de ceas deschide latch-ul<text:span text:style-name="T6">.</text:span></text:p>
          <text:p text:style-name="P7"><text:span text:style-name="T6"/></text:p>
        </text:list-item>
        <text:list-item>
          <text:p text:style-name="P8"><text:span text:style-name="T12">TDQmin/TDQmax: timpul de propagare a semnalului de la intrare la ieşire atunci când latch-ul este transparent de regulă este cel mai important parametru de sincronizare a ceasulu</text:span>i.</text:p>
          <text:p text:style-name="P8"/>
        </text:list-item>
        <text:list-item>
          <text:p text:style-name="P8">Tstabilire/ setup /Tmentinere /hold: definesc o fereastră în jurul frontului posterior al semnalului de ceas pe durata căreia data trebuie să fie stabilă pentru a fi eşantionată corect.</text:p>
        </text:list-item>
      </text:list>
      <text:p text:style-name="P1"/>
      <text:p text:style-name="P1">2)<text:tab/>Skew = o variatie spatiala a timpilor de sosire a semnalelor de ceas:</text:p>
      <text:p text:style-name="P1">variatia in ceea ce priveste acelasi front de ceas, vazut de catre doua sau </text:p>
      <text:p text:style-name="P1">mai multe bistabile diferite.</text:p>
      <text:p text:style-name="P1"/>
      <text:p text:style-name="P1"><text:s text:c="3"/><text:tab/>Jitter = variatia temporala a timpilor de sosire: in ceea ce priveste </text:p>
      <text:p text:style-name="P1">timpii de sosire a doua fronturi succesive ale semnalului de ceal la acelasi </text:p>
      <text:p text:style-name="P1">bistabil.</text:p>
      <text:p text:style-name="P1"/>
      <text:p text:style-name="P1">Asa cum spun si definitiile, skew-ul se raporteaza intarzierea cu care </text:p>
      <text:p text:style-name="P1">MAI MULTI <text:s/>bistabili primesc ACELASI front de ceas, iar jitter-ul se refera </text:p>
      <text:p text:style-name="P1">la intarzierea dintre doua functii succesive ale unui semnal de ceas, </text:p>
      <text:p text:style-name="P1">receptionat de UN SINGUR bistab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0:08:46.660275575</meta:creation-date>
    <dc:date>2020-03-17T10:35:16.438759669</dc:date>
    <meta:editing-duration>PT17M2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93" meta:character-count="1829" meta:non-whitespace-character-count="1553"/>
  </office:meta>
</office:document-meta>
</file>